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5.5417in" style:rel-column-width="52443*"/>
    </style:style>
    <style:style style:name="Table1.B" style:family="table-column">
      <style:table-column-properties style:column-width="1.3833in" style:rel-column-width="13092*"/>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5.5417in" style:rel-column-width="52443*"/>
    </style:style>
    <style:style style:name="Table2.B" style:family="table-column">
      <style:table-column-properties style:column-width="1.3833in" style:rel-column-width="13092*"/>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_7e_LT_7e_Titel">
      <style:paragraph-properties fo:text-align="center" style:justify-single-word="false"/>
      <style:text-properties style:font-name="Liberation Sans" fo:font-size="32pt" fo:font-weight="bold" style:font-size-asian="32pt" style:font-weight-asian="bold"/>
    </style:style>
    <style:style style:name="P2" style:family="paragraph" style:parent-style-name="Standard">
      <style:text-properties style:font-name="Liberation Sans" fo:font-size="11pt" style:text-underline-style="solid" style:text-underline-width="auto" style:text-underline-color="font-color" fo:font-weight="bold" officeooo:rsid="000e5586" officeooo:paragraph-rsid="000e5586" style:font-size-asian="9.60000038146973pt" style:font-weight-asian="bold" style:font-size-complex="11pt" style:font-weight-complex="bold"/>
    </style:style>
    <style:style style:name="P3" style:family="paragraph" style:parent-style-name="Standard">
      <style:text-properties style:font-name="Liberation Sans" fo:font-size="11pt" fo:font-style="italic" style:text-underline-style="solid" style:text-underline-width="auto" style:text-underline-color="font-color" fo:font-weight="bold" officeooo:rsid="000e5586" officeooo:paragraph-rsid="000e5586" style:font-size-asian="9.60000038146973pt" style:font-style-asian="italic" style:font-weight-asian="bold" style:font-size-complex="11pt" style:font-style-complex="italic" style:font-weight-complex="bold"/>
    </style:style>
    <style:style style:name="P4" style:family="paragraph" style:parent-style-name="Standard">
      <style:text-properties style:font-name="Liberation Sans" fo:font-size="11pt" fo:font-style="italic" style:text-underline-style="solid" style:text-underline-width="auto" style:text-underline-color="font-color" fo:font-weight="bold" officeooo:rsid="000e5586" officeooo:paragraph-rsid="002b1b08" style:font-size-asian="9.60000038146973pt" style:font-style-asian="italic" style:font-weight-asian="bold" style:font-size-complex="11pt" style:font-style-complex="italic" style:font-weight-complex="bold"/>
    </style:style>
    <style:style style:name="P5" style:family="paragraph" style:parent-style-name="Heading_20_1">
      <style:paragraph-properties fo:text-align="center" style:justify-single-word="false"/>
      <style:text-properties style:font-name="Liberation Sans" fo:font-size="15pt" style:text-underline-style="solid" style:text-underline-width="auto" style:text-underline-color="font-color" fo:font-weight="normal" officeooo:rsid="000e5586" officeooo:paragraph-rsid="000e5586" style:font-size-asian="13.1000003814697pt" style:font-weight-asian="normal" style:font-size-complex="15pt" style:font-weight-complex="normal"/>
    </style:style>
    <style:style style:name="P6" style:family="paragraph" style:parent-style-name="Text_20_body">
      <style:paragraph-properties fo:text-align="start" style:justify-single-word="false"/>
      <style:text-properties style:font-name="Liberation Sans" fo:font-size="10pt" style:text-underline-style="none" fo:font-weight="normal" officeooo:rsid="000e5586" officeooo:paragraph-rsid="000e5586"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style:font-name="Liberation Sans" fo:font-size="10pt" style:text-underline-style="none" fo:font-weight="bold" officeooo:rsid="001054a0" officeooo:paragraph-rsid="001054a0" style:font-size-asian="8.75pt" style:font-weight-asian="bold" style:font-size-complex="10pt" style:font-weight-complex="bold"/>
    </style:style>
    <style:style style:name="P8" style:family="paragraph" style:parent-style-name="Text_20_body">
      <style:paragraph-properties fo:text-align="start" style:justify-single-word="false"/>
      <style:text-properties style:font-name="Liberation Sans" fo:font-size="10pt" style:text-underline-style="none" fo:font-weight="normal" officeooo:rsid="001054a0" officeooo:paragraph-rsid="001054a0" style:font-size-asian="8.75pt" style:font-weight-asian="normal" style:font-size-complex="10pt" style:font-weight-complex="normal"/>
    </style:style>
    <style:style style:name="P9" style:family="paragraph" style:parent-style-name="Text_20_body" style:list-style-name="L1">
      <style:paragraph-properties fo:text-align="start" style:justify-single-word="false"/>
      <style:text-properties style:font-name="Liberation Sans" fo:font-size="10pt" style:text-underline-style="none" fo:font-weight="normal" officeooo:rsid="001054a0" officeooo:paragraph-rsid="001054a0" style:font-size-asian="8.75pt" style:font-weight-asian="normal" style:font-size-complex="10pt" style:font-weight-complex="normal"/>
    </style:style>
    <style:style style:name="P10" style:family="paragraph" style:parent-style-name="Text_20_body" style:list-style-name="L1">
      <style:paragraph-properties fo:text-align="start" style:justify-single-word="false"/>
      <style:text-properties style:font-name="Liberation Sans" fo:font-size="10pt" style:text-underline-style="none" fo:font-weight="normal" officeooo:rsid="00115cef" officeooo:paragraph-rsid="00115cef" style:font-size-asian="8.75pt" style:font-weight-asian="normal" style:font-size-complex="10pt" style:font-weight-complex="normal"/>
    </style:style>
    <style:style style:name="P11" style:family="paragraph" style:parent-style-name="Text_20_body">
      <style:paragraph-properties fo:text-align="start" style:justify-single-word="false"/>
      <style:text-properties style:font-name="Liberation Sans" fo:font-size="10pt" style:text-underline-style="none" fo:font-weight="bold" officeooo:rsid="00115cef" officeooo:paragraph-rsid="00115cef" style:font-size-asian="8.75pt" style:font-weight-asian="bold" style:font-size-complex="10pt" style:font-weight-complex="bold"/>
    </style:style>
    <style:style style:name="P12" style:family="paragraph" style:parent-style-name="Text_20_body">
      <style:paragraph-properties fo:text-align="start" style:justify-single-word="false"/>
      <style:text-properties style:font-name="Liberation Sans" fo:font-size="10pt" style:text-underline-style="none" fo:font-weight="bold" officeooo:rsid="00130fca" officeooo:paragraph-rsid="00130fca" style:font-size-asian="8.75pt" style:font-weight-asian="bold" style:font-size-complex="10pt" style:font-weight-complex="bold"/>
    </style:style>
    <style:style style:name="P13" style:family="paragraph" style:parent-style-name="Text_20_body">
      <style:paragraph-properties fo:text-align="start" style:justify-single-word="false"/>
      <style:text-properties style:font-name="Liberation Sans" fo:font-size="10pt" style:text-underline-style="none" fo:font-weight="bold" officeooo:rsid="0019dde6" officeooo:paragraph-rsid="0019dde6" style:font-size-asian="8.75pt" style:font-weight-asian="bold" style:font-size-complex="10pt" style:font-weight-complex="bold"/>
    </style:style>
    <style:style style:name="P14" style:family="paragraph" style:parent-style-name="Text_20_body">
      <style:paragraph-properties fo:text-align="start" style:justify-single-word="false"/>
      <style:text-properties style:font-name="Liberation Sans" fo:font-size="10pt" style:text-underline-style="none" fo:font-weight="bold" officeooo:rsid="00142468" officeooo:paragraph-rsid="00142468" style:font-size-asian="8.75pt" style:font-weight-asian="bold" style:font-size-complex="10pt" style:font-weight-complex="bold"/>
    </style:style>
    <style:style style:name="P15" style:family="paragraph" style:parent-style-name="Text_20_body">
      <style:paragraph-properties fo:text-align="start" style:justify-single-word="false"/>
      <style:text-properties style:font-name="Liberation Sans" fo:font-size="10pt" style:text-underline-style="none" fo:font-weight="normal" officeooo:rsid="00142468" officeooo:paragraph-rsid="00142468" style:font-size-asian="8.75pt" style:font-weight-asian="normal" style:font-size-complex="10pt" style:font-weight-complex="normal"/>
    </style:style>
    <style:style style:name="P16"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normal" officeooo:rsid="00142468" officeooo:paragraph-rsid="00142468" style:font-size-asian="15pt" style:font-weight-asian="normal" style:font-size-complex="15pt" style:font-weight-complex="normal"/>
    </style:style>
    <style:style style:name="P17" style:family="paragraph" style:parent-style-name="Text_20_body">
      <style:paragraph-properties fo:text-align="start" style:justify-single-word="false"/>
      <style:text-properties style:font-name="Liberation Sans" fo:font-size="10pt" style:text-underline-style="none" fo:font-weight="normal" officeooo:rsid="00151288" officeooo:paragraph-rsid="00151288" style:font-size-asian="8.75pt" style:font-weight-asian="normal" style:font-size-complex="10pt" style:font-weight-complex="normal"/>
    </style:style>
    <style:style style:name="P18" style:family="paragraph" style:parent-style-name="Text_20_body">
      <style:paragraph-properties fo:text-align="start" style:justify-single-word="false"/>
      <style:text-properties style:font-name="Liberation Sans" fo:font-size="10pt" style:text-underline-style="none" fo:font-weight="bold" officeooo:rsid="0017074d" officeooo:paragraph-rsid="0017074d" style:font-size-asian="8.75pt" style:font-weight-asian="bold" style:font-size-complex="10pt" style:font-weight-complex="bold"/>
    </style:style>
    <style:style style:name="P19" style:family="paragraph" style:parent-style-name="Text_20_body" style:list-style-name="L2">
      <style:paragraph-properties fo:text-align="start" style:justify-single-word="false"/>
      <style:text-properties style:font-name="Liberation Sans" fo:font-size="10pt" style:text-underline-style="none" fo:font-weight="normal" officeooo:rsid="0017074d" officeooo:paragraph-rsid="0017074d" style:font-size-asian="8.75pt" style:font-weight-asian="normal" style:font-size-complex="10pt" style:font-weight-complex="normal"/>
    </style:style>
    <style:style style:name="P20" style:family="paragraph" style:parent-style-name="Text_20_body" style:list-style-name="L2">
      <style:paragraph-properties fo:text-align="start" style:justify-single-word="false"/>
      <style:text-properties style:font-name="Liberation Sans" fo:font-size="10pt" style:text-underline-style="none" fo:font-weight="normal" officeooo:rsid="00181ae5" officeooo:paragraph-rsid="00181ae5" style:font-size-asian="8.75pt" style:font-weight-asian="normal" style:font-size-complex="10pt" style:font-weight-complex="normal"/>
    </style:style>
    <style:style style:name="P21" style:family="paragraph" style:parent-style-name="Text_20_body" style:list-style-name="L2">
      <style:paragraph-properties fo:text-align="start" style:justify-single-word="false"/>
      <style:text-properties style:font-name="Liberation Sans" fo:font-size="10pt" style:text-underline-style="none" fo:font-weight="normal" officeooo:rsid="00299e59" officeooo:paragraph-rsid="00299e59" style:font-size-asian="8.75pt" style:font-weight-asian="normal" style:font-size-complex="10pt" style:font-weight-complex="normal"/>
    </style:style>
    <style:style style:name="P22" style:family="paragraph" style:parent-style-name="Text_20_body">
      <style:paragraph-properties fo:text-align="start" style:justify-single-word="false"/>
      <style:text-properties style:font-name="Liberation Sans" fo:font-size="10pt" style:text-underline-style="none" fo:font-weight="normal" officeooo:rsid="00181ae5" officeooo:paragraph-rsid="00181ae5" style:font-size-asian="8.75pt" style:font-weight-asian="normal" style:font-size-complex="10pt" style:font-weight-complex="normal"/>
    </style:style>
    <style:style style:name="P23" style:family="paragraph" style:parent-style-name="Text_20_body">
      <style:paragraph-properties fo:text-align="start" style:justify-single-word="false"/>
      <style:text-properties style:font-name="Liberation Sans" fo:font-size="10pt" style:text-underline-style="none" fo:font-weight="bold" officeooo:rsid="0029fdbd" officeooo:paragraph-rsid="0029fdbd" style:font-size-asian="8.75pt" style:font-weight-asian="bold" style:font-size-complex="10pt" style:font-weight-complex="bold"/>
    </style:style>
    <style:style style:name="P24" style:family="paragraph" style:parent-style-name="Text_20_body">
      <style:paragraph-properties fo:text-align="center" style:justify-single-word="false"/>
      <style:text-properties style:font-name="Liberation Sans" officeooo:paragraph-rsid="002898ba"/>
    </style:style>
    <style:style style:name="P25" style:family="paragraph" style:parent-style-name="Text_20_body">
      <style:paragraph-properties fo:text-align="start" style:justify-single-word="false"/>
      <style:text-properties style:font-name="Liberation Sans" fo:font-size="10pt" style:text-underline-style="none" fo:font-weight="bold" officeooo:rsid="00181ae5" officeooo:paragraph-rsid="00181ae5" style:font-size-asian="8.75pt" style:font-weight-asian="bold" style:font-size-complex="10pt" style:font-weight-complex="bold"/>
    </style:style>
    <style:style style:name="P26" style:family="paragraph" style:parent-style-name="Text_20_body" style:list-style-name="L3">
      <style:paragraph-properties fo:text-align="start" style:justify-single-word="false"/>
      <style:text-properties style:font-name="Liberation Sans" fo:font-size="10pt" style:text-underline-style="none" fo:font-weight="normal" officeooo:rsid="0019a6e6" officeooo:paragraph-rsid="0019a6e6" style:font-size-asian="8.75pt" style:font-weight-asian="normal" style:font-size-complex="10pt" style:font-weight-complex="normal"/>
    </style:style>
    <style:style style:name="P27" style:family="paragraph" style:parent-style-name="Text_20_body" style:list-style-name="L3">
      <style:paragraph-properties fo:text-align="start" style:justify-single-word="false"/>
      <style:text-properties style:font-name="Liberation Sans" fo:font-size="10pt" style:text-underline-style="none" fo:font-weight="normal" officeooo:rsid="001ef038" officeooo:paragraph-rsid="001ef038" style:font-size-asian="8.75pt" style:font-weight-asian="normal" style:font-size-complex="10pt" style:font-weight-complex="normal"/>
    </style:style>
    <style:style style:name="P28" style:family="paragraph" style:parent-style-name="Text_20_body">
      <style:paragraph-properties fo:text-align="start" style:justify-single-word="false"/>
      <style:text-properties style:font-name="Liberation Sans" fo:font-size="10pt" style:text-underline-style="none" fo:font-weight="normal" officeooo:rsid="0019a6e6" officeooo:paragraph-rsid="0019a6e6" style:font-size-asian="8.75pt" style:font-weight-asian="normal" style:font-size-complex="10pt" style:font-weight-complex="normal"/>
    </style:style>
    <style:style style:name="P29" style:family="paragraph" style:parent-style-name="Text_20_body">
      <style:paragraph-properties fo:text-align="start" style:justify-single-word="false"/>
      <style:text-properties style:font-name="Liberation Sans" fo:font-size="10pt" style:text-underline-style="none" fo:font-weight="bold" officeooo:rsid="0019a6e6" officeooo:paragraph-rsid="0019a6e6" style:font-size-asian="8.75pt" style:font-weight-asian="bold" style:font-size-complex="10pt" style:font-weight-complex="bold"/>
    </style:style>
    <style:style style:name="P30" style:family="paragraph" style:parent-style-name="Text_20_body" style:list-style-name="L4">
      <style:paragraph-properties fo:text-align="start" style:justify-single-word="false"/>
      <style:text-properties style:font-name="Liberation Sans" fo:font-size="10pt" style:text-underline-style="none" fo:font-weight="normal" officeooo:rsid="0019dde6" officeooo:paragraph-rsid="0019dde6" style:font-size-asian="8.75pt" style:font-weight-asian="normal" style:font-size-complex="10pt" style:font-weight-complex="normal"/>
    </style:style>
    <style:style style:name="P31" style:family="paragraph" style:parent-style-name="Text_20_body" style:list-style-name="L4">
      <style:paragraph-properties fo:text-align="start" style:justify-single-word="false"/>
      <style:text-properties style:font-name="Liberation Sans" fo:font-size="10pt" style:text-underline-style="none" fo:font-weight="normal" officeooo:rsid="002c862d" officeooo:paragraph-rsid="002c862d" style:font-size-asian="8.75pt" style:font-weight-asian="normal" style:font-size-complex="10pt" style:font-weight-complex="normal"/>
    </style:style>
    <style:style style:name="P32" style:family="paragraph" style:parent-style-name="Text_20_body" style:list-style-name="L4">
      <style:paragraph-properties fo:text-align="start" style:justify-single-word="false"/>
      <style:text-properties style:font-name="Liberation Sans" fo:font-size="10pt" style:text-underline-style="none" fo:font-weight="normal" officeooo:rsid="001a2af7" officeooo:paragraph-rsid="001a2af7" style:font-size-asian="8.75pt" style:font-weight-asian="normal" style:font-size-complex="10pt" style:font-weight-complex="normal"/>
    </style:style>
    <style:style style:name="P33" style:family="paragraph" style:parent-style-name="Text_20_body" style:list-style-name="L4">
      <style:paragraph-properties fo:text-align="start" style:justify-single-word="false"/>
      <style:text-properties style:font-name="Liberation Sans" fo:font-size="10pt" style:text-underline-style="none" fo:font-weight="normal" officeooo:rsid="001bcd97" officeooo:paragraph-rsid="001bcd97" style:font-size-asian="8.75pt" style:font-weight-asian="normal" style:font-size-complex="10pt" style:font-weight-complex="normal"/>
    </style:style>
    <style:style style:name="P34" style:family="paragraph" style:parent-style-name="Text_20_body" style:list-style-name="L4">
      <style:paragraph-properties fo:text-align="start" style:justify-single-word="false"/>
      <style:text-properties fo:font-size="10pt" style:text-underline-style="none" fo:font-weight="normal" officeooo:rsid="001bcd97" officeooo:paragraph-rsid="001bcd97" style:font-size-asian="8.75pt" style:font-weight-asian="normal" style:font-size-complex="10pt" style:font-weight-complex="normal"/>
    </style:style>
    <style:style style:name="P35" style:family="paragraph" style:parent-style-name="Text_20_body" style:list-style-name="L4">
      <style:paragraph-properties fo:text-align="start" style:justify-single-word="false"/>
      <style:text-properties style:font-name="Liberation Sans" fo:font-size="10pt" style:text-underline-style="none" fo:font-weight="normal" officeooo:rsid="001c8d14" officeooo:paragraph-rsid="001c8d14" style:font-size-asian="8.75pt" style:font-weight-asian="normal" style:font-size-complex="10pt" style:font-weight-complex="normal"/>
    </style:style>
    <style:style style:name="P36" style:family="paragraph" style:parent-style-name="Text_20_body">
      <style:paragraph-properties fo:text-align="start" style:justify-single-word="false"/>
      <style:text-properties style:font-name="Liberation Sans" fo:font-size="10pt" style:text-underline-style="none" fo:font-weight="bold" officeooo:rsid="001c8d14" officeooo:paragraph-rsid="001c8d14" style:font-size-asian="8.75pt" style:font-weight-asian="bold" style:font-size-complex="10pt" style:font-weight-complex="bold"/>
    </style:style>
    <style:style style:name="P37" style:family="paragraph" style:parent-style-name="Text_20_body" style:list-style-name="L5">
      <style:paragraph-properties fo:text-align="start" style:justify-single-word="false"/>
      <style:text-properties style:font-name="Liberation Sans" fo:font-size="10pt" style:text-underline-style="none" fo:font-weight="normal" officeooo:rsid="001c8d14" officeooo:paragraph-rsid="001c8d14" style:font-size-asian="8.75pt" style:font-weight-asian="normal" style:font-size-complex="10pt" style:font-weight-complex="normal"/>
    </style:style>
    <style:style style:name="P38" style:family="paragraph" style:parent-style-name="Text_20_body" style:list-style-name="L5">
      <style:paragraph-properties fo:text-align="start" style:justify-single-word="false"/>
      <style:text-properties style:font-name="Liberation Sans" fo:font-size="10pt" style:text-underline-style="none" fo:font-weight="normal" officeooo:rsid="0021efe6" officeooo:paragraph-rsid="0021efe6" style:font-size-asian="8.75pt" style:font-weight-asian="normal" style:font-size-complex="10pt" style:font-weight-complex="normal"/>
    </style:style>
    <style:style style:name="P39" style:family="paragraph" style:parent-style-name="Text_20_body" style:list-style-name="L5">
      <style:paragraph-properties fo:text-align="start" style:justify-single-word="false"/>
      <style:text-properties style:font-name="Liberation Sans" fo:font-size="10pt" style:text-underline-style="none" fo:font-weight="normal" officeooo:rsid="001d7413" officeooo:paragraph-rsid="001d7413" style:font-size-asian="8.75pt" style:font-weight-asian="normal" style:font-size-complex="10pt" style:font-weight-complex="normal"/>
    </style:style>
    <style:style style:name="P40" style:family="paragraph" style:parent-style-name="Text_20_body" style:list-style-name="L5">
      <style:paragraph-properties fo:text-align="start" style:justify-single-word="false"/>
      <style:text-properties style:font-name="Liberation Sans" fo:font-size="10pt" style:text-underline-style="none" fo:font-weight="normal" officeooo:rsid="002b0657" officeooo:paragraph-rsid="002b0657" style:font-size-asian="8.75pt" style:font-weight-asian="normal" style:font-size-complex="10pt" style:font-weight-complex="normal"/>
    </style:style>
    <style:style style:name="P41" style:family="paragraph" style:parent-style-name="Text_20_body" style:list-style-name="L6">
      <style:paragraph-properties fo:text-align="start" style:justify-single-word="false"/>
      <style:text-properties style:font-name="Liberation Sans" fo:font-size="10pt" style:text-underline-style="none" fo:font-weight="normal" officeooo:rsid="001d7413" officeooo:paragraph-rsid="001d7413" style:font-size-asian="8.75pt" style:font-weight-asian="normal" style:font-size-complex="10pt" style:font-weight-complex="normal"/>
    </style:style>
    <style:style style:name="P42" style:family="paragraph" style:parent-style-name="Text_20_body" style:list-style-name="L6">
      <style:paragraph-properties fo:text-align="start" style:justify-single-word="false"/>
      <style:text-properties style:font-name="Liberation Sans" fo:font-size="10pt" style:text-underline-style="none" fo:font-weight="normal" officeooo:rsid="002b0657" officeooo:paragraph-rsid="002b0657" style:font-size-asian="8.75pt" style:font-weight-asian="normal" style:font-size-complex="10pt" style:font-weight-complex="normal"/>
    </style:style>
    <style:style style:name="P43" style:family="paragraph" style:parent-style-name="Text_20_body">
      <style:paragraph-properties fo:text-align="start" style:justify-single-word="false"/>
      <style:text-properties style:font-name="Liberation Sans" fo:font-size="10pt" style:text-underline-style="none" fo:font-weight="normal" officeooo:rsid="002b0657" officeooo:paragraph-rsid="002b0657" style:font-size-asian="8.75pt" style:font-weight-asian="normal" style:font-size-complex="10pt" style:font-weight-complex="normal"/>
    </style:style>
    <style:style style:name="P44" style:family="paragraph" style:parent-style-name="Text_20_body">
      <style:paragraph-properties fo:text-align="start" style:justify-single-word="false"/>
      <style:text-properties style:font-name="Liberation Sans" fo:font-size="10pt" style:text-underline-style="none" fo:font-weight="normal" officeooo:rsid="001d7413" officeooo:paragraph-rsid="001d7413" style:font-size-asian="8.75pt" style:font-weight-asian="normal" style:font-size-complex="10pt" style:font-weight-complex="normal"/>
    </style:style>
    <style:style style:name="P45" style:family="paragraph" style:parent-style-name="Text_20_body">
      <style:paragraph-properties fo:text-align="start" style:justify-single-word="false"/>
      <style:text-properties style:font-name="Liberation Sans" fo:font-size="10pt" style:text-underline-style="none" fo:font-weight="bold" officeooo:rsid="001d7413" officeooo:paragraph-rsid="001d7413" style:font-size-asian="8.75pt" style:font-weight-asian="bold" style:font-size-complex="10pt" style:font-weight-complex="bold"/>
    </style:style>
    <style:style style:name="P46" style:family="paragraph" style:parent-style-name="Text_20_body">
      <style:paragraph-properties fo:text-align="start" style:justify-single-word="false"/>
      <style:text-properties style:font-name="Liberation Sans" fo:font-size="10pt" style:text-underline-style="none" fo:font-weight="normal" officeooo:rsid="001ef038" officeooo:paragraph-rsid="001ef038" style:font-size-asian="8.75pt" style:font-weight-asian="normal" style:font-size-complex="10pt" style:font-weight-complex="normal"/>
    </style:style>
    <style:style style:name="P47" style:family="paragraph" style:parent-style-name="Text_20_body" style:list-style-name="L7">
      <style:paragraph-properties fo:text-align="start" style:justify-single-word="false"/>
      <style:text-properties style:font-name="Liberation Sans" fo:font-size="10pt" style:text-underline-style="none" fo:font-weight="normal" officeooo:rsid="001ef038" officeooo:paragraph-rsid="001ef038" style:font-size-asian="8.75pt" style:font-weight-asian="normal" style:font-size-complex="10pt" style:font-weight-complex="normal"/>
    </style:style>
    <style:style style:name="P48" style:family="paragraph" style:parent-style-name="Text_20_body" style:list-style-name="L7">
      <style:paragraph-properties fo:text-align="start" style:justify-single-word="false"/>
      <style:text-properties style:font-name="Liberation Sans" fo:font-size="10pt" style:text-underline-style="none" fo:font-weight="normal" officeooo:rsid="001feb64" officeooo:paragraph-rsid="001feb64" style:font-size-asian="8.75pt" style:font-weight-asian="normal" style:font-size-complex="10pt" style:font-weight-complex="normal"/>
    </style:style>
    <style:style style:name="P49" style:family="paragraph" style:parent-style-name="Text_20_body">
      <style:paragraph-properties fo:text-align="start" style:justify-single-word="false"/>
      <style:text-properties style:font-name="Liberation Sans" fo:font-size="10pt" style:text-underline-style="none" fo:font-weight="normal" officeooo:rsid="001feb64" officeooo:paragraph-rsid="001feb64" style:font-size-asian="8.75pt" style:font-weight-asian="normal" style:font-size-complex="10pt" style:font-weight-complex="normal"/>
    </style:style>
    <style:style style:name="P50" style:family="paragraph" style:parent-style-name="Text_20_body">
      <style:paragraph-properties fo:text-align="start" style:justify-single-word="false"/>
      <style:text-properties style:font-name="Liberation Sans" fo:font-size="10pt" style:text-underline-style="none" fo:font-weight="bold" officeooo:rsid="001feb64" officeooo:paragraph-rsid="001feb64" style:font-size-asian="8.75pt" style:font-weight-asian="bold" style:font-size-complex="10pt" style:font-weight-complex="bold"/>
    </style:style>
    <style:style style:name="P51" style:family="paragraph" style:parent-style-name="Text_20_body" style:list-style-name="L8">
      <style:paragraph-properties fo:text-align="start" style:justify-single-word="false"/>
      <style:text-properties style:font-name="Liberation Sans" fo:font-size="10pt" style:text-underline-style="none" fo:font-weight="normal" officeooo:rsid="001feb64" officeooo:paragraph-rsid="0020f623" style:font-size-asian="8.75pt" style:font-weight-asian="normal" style:font-size-complex="10pt" style:font-weight-complex="normal"/>
    </style:style>
    <style:style style:name="P52" style:family="paragraph" style:parent-style-name="Text_20_body" style:list-style-name="L8">
      <style:paragraph-properties fo:text-align="start" style:justify-single-word="false"/>
      <style:text-properties style:font-name="Liberation Sans" fo:font-size="10pt" style:text-underline-style="none" fo:font-weight="normal" officeooo:rsid="0020f623" officeooo:paragraph-rsid="0020f623" style:font-size-asian="8.75pt" style:font-weight-asian="normal" style:font-size-complex="10pt" style:font-weight-complex="normal"/>
    </style:style>
    <style:style style:name="P53" style:family="paragraph" style:parent-style-name="Text_20_body" style:list-style-name="L8">
      <style:paragraph-properties fo:text-align="start" style:justify-single-word="false"/>
      <style:text-properties style:font-name="Liberation Sans" fo:font-size="10pt" style:text-underline-style="solid" style:text-underline-width="auto" style:text-underline-color="font-color" fo:font-weight="normal" officeooo:rsid="00215b4d" officeooo:paragraph-rsid="00215b4d" style:font-size-asian="8.75pt" style:font-weight-asian="normal" style:font-size-complex="10pt" style:font-weight-complex="normal"/>
    </style:style>
    <style:style style:name="P54" style:family="paragraph" style:parent-style-name="Text_20_body" style:list-style-name="L8">
      <style:paragraph-properties fo:text-align="start" style:justify-single-word="false"/>
      <style:text-properties style:font-name="Liberation Sans" fo:font-size="10pt" style:text-underline-style="none" fo:font-weight="normal" officeooo:rsid="00215b4d" officeooo:paragraph-rsid="00215b4d" style:font-size-asian="8.75pt" style:font-weight-asian="normal" style:font-size-complex="10pt" style:font-weight-complex="normal"/>
    </style:style>
    <style:style style:name="P55" style:family="paragraph" style:parent-style-name="Text_20_body" style:list-style-name="L8">
      <style:paragraph-properties fo:text-align="start" style:justify-single-word="false"/>
      <style:text-properties style:font-name="Liberation Sans" fo:font-size="10pt" style:text-underline-style="none" fo:font-weight="normal" officeooo:rsid="00215b4d" officeooo:paragraph-rsid="0021bbfb" style:font-size-asian="8.75pt" style:font-weight-asian="normal" style:font-size-complex="10pt" style:font-weight-complex="normal"/>
    </style:style>
    <style:style style:name="P56" style:family="paragraph" style:parent-style-name="Text_20_body" style:list-style-name="L8">
      <style:paragraph-properties fo:text-align="start" style:justify-single-word="false"/>
      <style:text-properties style:font-name="Liberation Sans" fo:font-size="10pt" style:text-underline-style="none" fo:font-weight="normal" officeooo:rsid="0021bbfb" officeooo:paragraph-rsid="0021bbfb" style:font-size-asian="8.75pt" style:font-weight-asian="normal" style:font-size-complex="10pt" style:font-weight-complex="normal"/>
    </style:style>
    <style:style style:name="P57" style:family="paragraph" style:parent-style-name="Text_20_body" style:list-style-name="L8">
      <style:paragraph-properties fo:text-align="start" style:justify-single-word="false"/>
      <style:text-properties style:font-name="Liberation Sans" fo:font-size="10pt" style:text-underline-style="none" fo:font-weight="normal" officeooo:rsid="0021efe6" officeooo:paragraph-rsid="0021efe6" style:font-size-asian="8.75pt" style:font-weight-asian="normal" style:font-size-complex="10pt" style:font-weight-complex="normal"/>
    </style:style>
    <style:style style:name="P58" style:family="paragraph" style:parent-style-name="Text_20_body">
      <style:paragraph-properties fo:text-align="start" style:justify-single-word="false"/>
      <style:text-properties style:font-name="Liberation Sans" fo:font-size="10pt" style:text-underline-style="none" fo:font-weight="bold" officeooo:rsid="0021efe6" officeooo:paragraph-rsid="0021efe6" style:font-size-asian="8.75pt" style:font-weight-asian="bold" style:font-size-complex="10pt" style:font-weight-complex="bold"/>
    </style:style>
    <style:style style:name="P59"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normal" officeooo:rsid="0021efe6" officeooo:paragraph-rsid="0021efe6" style:font-size-asian="15pt" style:font-weight-asian="normal" style:font-size-complex="15pt" style:font-weight-complex="normal"/>
    </style:style>
    <style:style style:name="P60" style:family="paragraph" style:parent-style-name="Text_20_body">
      <style:paragraph-properties fo:text-align="start" style:justify-single-word="false"/>
      <style:text-properties style:font-name="Liberation Sans" fo:font-size="11pt" style:text-underline-style="none" fo:font-weight="bold" officeooo:rsid="00299e59" officeooo:paragraph-rsid="00299e59" style:font-size-asian="9.60000038146973pt" style:font-weight-asian="bold" style:font-size-complex="11pt" style:font-weight-complex="bold"/>
    </style:style>
    <style:style style:name="P61" style:family="paragraph" style:parent-style-name="Text_20_body">
      <style:paragraph-properties fo:text-align="start" style:justify-single-word="false"/>
      <style:text-properties style:font-name="Liberation Sans" fo:font-size="10pt" style:text-underline-style="none" fo:font-weight="normal" officeooo:rsid="0021efe6" officeooo:paragraph-rsid="0021efe6" style:font-size-asian="8.75pt" style:font-weight-asian="normal" style:font-size-complex="10pt" style:font-weight-complex="normal"/>
    </style:style>
    <style:style style:name="P62" style:family="paragraph" style:parent-style-name="Text_20_body">
      <style:paragraph-properties fo:text-align="start" style:justify-single-word="false"/>
      <style:text-properties style:font-name="Liberation Sans" fo:font-size="10pt" style:text-underline-style="none" fo:font-weight="normal" officeooo:rsid="0023eb49" officeooo:paragraph-rsid="0023eb49" style:font-size-asian="8.75pt" style:font-weight-asian="normal" style:font-size-complex="10pt" style:font-weight-complex="normal"/>
    </style:style>
    <style:style style:name="P63" style:family="paragraph" style:parent-style-name="Text_20_body">
      <style:paragraph-properties fo:text-align="start" style:justify-single-word="false"/>
      <style:text-properties style:font-name="Liberation Sans" fo:font-size="10pt" style:text-underline-style="none" fo:font-weight="bold" officeooo:rsid="0023eb49" officeooo:paragraph-rsid="0023eb49" style:font-size-asian="8.75pt" style:font-weight-asian="bold" style:font-size-complex="10pt" style:font-weight-complex="bold"/>
    </style:style>
    <style:style style:name="P64" style:family="paragraph" style:parent-style-name="Text_20_body">
      <style:paragraph-properties fo:text-align="start" style:justify-single-word="false"/>
      <style:text-properties style:font-name="Liberation Sans" fo:font-size="10pt" style:text-underline-style="none" fo:font-weight="normal" officeooo:rsid="00215b4d" officeooo:paragraph-rsid="00215b4d" style:font-size-asian="8.75pt" style:font-weight-asian="normal" style:font-size-complex="10pt" style:font-weight-complex="normal"/>
    </style:style>
    <style:style style:name="P65"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normal" officeooo:rsid="00256f63" officeooo:paragraph-rsid="00256f63" style:font-size-asian="15pt" style:font-weight-asian="normal" style:font-size-complex="15pt" style:font-weight-complex="normal"/>
    </style:style>
    <style:style style:name="P66" style:family="paragraph" style:parent-style-name="Text_20_body">
      <style:paragraph-properties fo:text-align="start" style:justify-single-word="false"/>
      <style:text-properties style:font-name="Liberation Sans" fo:font-size="10pt" style:text-underline-style="none" fo:font-weight="bold" officeooo:rsid="00256f63" officeooo:paragraph-rsid="00256f63" style:font-size-asian="8.75pt" style:font-weight-asian="bold" style:font-size-complex="10pt" style:font-weight-complex="bold"/>
    </style:style>
    <style:style style:name="P67" style:family="paragraph" style:parent-style-name="Table_20_Contents">
      <style:paragraph-properties fo:text-align="start" style:justify-single-word="false"/>
      <style:text-properties style:font-name="Liberation Sans" fo:font-size="10pt" officeooo:rsid="00256f63" officeooo:paragraph-rsid="00256f63" style:font-size-asian="8.75pt" style:font-size-complex="10pt"/>
    </style:style>
    <style:style style:name="P68" style:family="paragraph" style:parent-style-name="Table_20_Contents">
      <style:paragraph-properties fo:text-align="center" style:justify-single-word="false"/>
      <style:text-properties style:font-name="Liberation Sans" fo:font-size="10pt" officeooo:rsid="00256f63" officeooo:paragraph-rsid="00256f63" style:font-size-asian="8.75pt" style:font-size-complex="10pt"/>
    </style:style>
    <style:style style:name="P69" style:family="paragraph" style:parent-style-name="Text_20_body">
      <style:paragraph-properties fo:text-align="start" style:justify-single-word="false"/>
      <style:text-properties style:font-name="Liberation Sans" fo:font-size="10pt" style:text-underline-style="none" fo:font-weight="normal" officeooo:rsid="0019dde6" officeooo:paragraph-rsid="00256f63" style:font-size-asian="8.75pt" style:font-weight-asian="normal" style:font-size-complex="10pt" style:font-weight-complex="normal"/>
    </style:style>
    <style:style style:name="P70" style:family="paragraph" style:parent-style-name="Table_20_Contents">
      <style:paragraph-properties fo:text-align="center" style:justify-single-word="false"/>
      <style:text-properties style:font-name="Liberation Sans" fo:font-size="10pt" officeooo:rsid="002c862d" officeooo:paragraph-rsid="002c862d" style:font-size-asian="8.75pt" style:font-size-complex="10pt"/>
    </style:style>
    <style:style style:name="P71" style:family="paragraph" style:parent-style-name="Text_20_body">
      <style:paragraph-properties fo:text-align="start" style:justify-single-word="false"/>
      <style:text-properties style:font-name="Liberation Sans" fo:font-size="10pt" style:text-underline-style="none" fo:font-weight="normal" officeooo:rsid="002c862d" officeooo:paragraph-rsid="002c862d" style:font-size-asian="8.75pt" style:font-weight-asian="normal" style:font-size-complex="10pt" style:font-weight-complex="normal"/>
    </style:style>
    <style:style style:name="P72" style:family="paragraph" style:parent-style-name="Text_20_body">
      <style:paragraph-properties fo:text-align="start" style:justify-single-word="false"/>
      <style:text-properties style:font-name="Liberation Sans" fo:font-size="10pt" style:text-underline-style="none" fo:font-weight="normal" officeooo:rsid="001a2af7" officeooo:paragraph-rsid="00256f63" style:font-size-asian="8.75pt" style:font-weight-asian="normal" style:font-size-complex="10pt" style:font-weight-complex="normal"/>
    </style:style>
    <style:style style:name="P73" style:family="paragraph" style:parent-style-name="Text_20_body">
      <style:paragraph-properties fo:text-align="start" style:justify-single-word="false"/>
      <style:text-properties style:font-name="Liberation Sans" fo:font-size="10pt" style:text-underline-style="none" fo:font-weight="normal" officeooo:rsid="00256f63" officeooo:paragraph-rsid="00256f63" style:font-size-asian="8.75pt" style:font-weight-asian="normal" style:font-size-complex="10pt" style:font-weight-complex="normal"/>
    </style:style>
    <style:style style:name="P74" style:family="paragraph" style:parent-style-name="Text_20_body">
      <style:paragraph-properties fo:text-align="start" style:justify-single-word="false"/>
      <style:text-properties style:font-name="Liberation Sans" fo:font-size="10pt" style:text-underline-style="none" fo:font-weight="normal" officeooo:rsid="001a2af7" officeooo:paragraph-rsid="0026a680" style:font-size-asian="8.75pt" style:font-weight-asian="normal" style:font-size-complex="10pt" style:font-weight-complex="normal"/>
    </style:style>
    <style:style style:name="P75" style:family="paragraph" style:parent-style-name="Table_20_Contents">
      <style:paragraph-properties fo:text-align="center" style:justify-single-word="false"/>
      <style:text-properties style:font-name="Liberation Sans" fo:font-size="10pt" officeooo:rsid="0026a680" officeooo:paragraph-rsid="0026a680" style:font-size-asian="8.75pt" style:font-size-complex="10pt"/>
    </style:style>
    <style:style style:name="P76" style:family="paragraph" style:parent-style-name="Text_20_body">
      <style:paragraph-properties fo:text-align="start" style:justify-single-word="false"/>
      <style:text-properties style:font-name="Liberation Sans" fo:font-size="10pt" style:text-underline-style="none" fo:font-weight="normal" officeooo:rsid="001bcd97" officeooo:paragraph-rsid="0026a680" style:font-size-asian="8.75pt" style:font-weight-asian="normal" style:font-size-complex="10pt" style:font-weight-complex="normal"/>
    </style:style>
    <style:style style:name="P77" style:family="paragraph" style:parent-style-name="Text_20_body">
      <style:paragraph-properties fo:text-align="start" style:justify-single-word="false"/>
      <style:text-properties fo:font-size="10pt" style:text-underline-style="none" fo:font-weight="normal" officeooo:rsid="001bcd97" officeooo:paragraph-rsid="0026a680" style:font-size-asian="8.75pt" style:font-weight-asian="normal" style:font-size-complex="10pt" style:font-weight-complex="normal"/>
    </style:style>
    <style:style style:name="P78" style:family="paragraph" style:parent-style-name="Text_20_body">
      <style:paragraph-properties fo:text-align="start" style:justify-single-word="false"/>
      <style:text-properties style:font-name="Liberation Sans" fo:font-size="10pt" style:text-underline-style="none" fo:font-weight="normal" officeooo:rsid="001c8d14" officeooo:paragraph-rsid="0026a680" style:font-size-asian="8.75pt" style:font-weight-asian="normal" style:font-size-complex="10pt" style:font-weight-complex="normal"/>
    </style:style>
    <style:style style:name="P79" style:family="paragraph" style:parent-style-name="Table_20_Contents">
      <style:paragraph-properties fo:text-align="start" style:justify-single-word="false"/>
      <style:text-properties style:font-name="Liberation Sans" fo:font-size="10pt" fo:font-weight="bold" officeooo:rsid="0026a680" officeooo:paragraph-rsid="0026a680" style:font-size-asian="8.75pt" style:font-weight-asian="bold" style:font-size-complex="10pt" style:font-weight-complex="bold"/>
    </style:style>
    <style:style style:name="P80" style:family="paragraph" style:parent-style-name="Text_20_body">
      <style:paragraph-properties fo:text-align="start" style:justify-single-word="false"/>
      <style:text-properties style:font-name="Liberation Sans" fo:font-size="10pt" style:text-underline-style="none" fo:font-weight="normal" officeooo:rsid="001c8d14" officeooo:paragraph-rsid="00215b4d" style:font-size-asian="8.75pt" style:font-weight-asian="normal" style:font-size-complex="10pt" style:font-weight-complex="normal"/>
    </style:style>
    <style:style style:name="P81" style:family="paragraph" style:parent-style-name="Text_20_body">
      <style:paragraph-properties fo:text-align="center" style:justify-single-word="false"/>
      <style:text-properties style:font-name="Liberation Sans" fo:font-size="15pt" style:text-underline-style="solid" style:text-underline-width="auto" style:text-underline-color="font-color" fo:font-weight="normal" officeooo:rsid="0026ea92" officeooo:paragraph-rsid="0026ea92" style:font-size-asian="15pt" style:font-weight-asian="normal" style:font-size-complex="15pt" style:font-weight-complex="normal"/>
    </style:style>
    <style:style style:name="P82" style:family="paragraph" style:parent-style-name="Text_20_body">
      <style:paragraph-properties fo:text-align="start" style:justify-single-word="false"/>
      <style:text-properties style:font-name="Liberation Sans" fo:font-size="10pt" style:text-underline-style="none" fo:font-weight="normal" officeooo:rsid="0026ea92" officeooo:paragraph-rsid="0026ea92" style:font-size-asian="8.75pt" style:font-weight-asian="normal" style:font-size-complex="10pt" style:font-weight-complex="normal"/>
    </style:style>
    <style:style style:name="P83" style:family="paragraph" style:parent-style-name="Text_20_body">
      <style:paragraph-properties fo:text-align="start" style:justify-single-word="false"/>
      <style:text-properties style:font-name="Liberation Sans" fo:font-size="10pt" style:text-underline-style="solid" style:text-underline-width="auto" style:text-underline-color="font-color" fo:font-weight="normal" officeooo:rsid="0026ea92" officeooo:paragraph-rsid="0026ea92" style:font-size-asian="8.75pt" style:font-weight-asian="normal" style:font-size-complex="10pt" style:font-weight-complex="normal"/>
    </style:style>
    <style:style style:name="P84" style:family="paragraph" style:parent-style-name="Table_20_Contents">
      <style:paragraph-properties fo:text-align="start" style:justify-single-word="false"/>
      <style:text-properties style:font-name="Liberation Sans" fo:font-size="10pt" officeooo:rsid="00256f63" officeooo:paragraph-rsid="0026ea92" style:font-size-asian="8.75pt" style:font-size-complex="10pt"/>
    </style:style>
    <style:style style:name="P85" style:family="paragraph" style:parent-style-name="Table_20_Contents">
      <style:paragraph-properties fo:text-align="start" style:justify-single-word="false"/>
      <style:text-properties style:font-name="Liberation Sans" fo:font-size="10pt" officeooo:rsid="0026ea92" officeooo:paragraph-rsid="0026ea92" style:font-size-asian="8.75pt" style:font-size-complex="10pt"/>
    </style:style>
    <style:style style:name="P86" style:family="paragraph" style:parent-style-name="Table_20_Contents">
      <style:paragraph-properties fo:text-align="center" style:justify-single-word="false"/>
      <style:text-properties style:font-name="Liberation Sans" fo:font-size="10pt" officeooo:rsid="0026ea92" officeooo:paragraph-rsid="0026ea92" style:font-size-asian="8.75pt" style:font-size-complex="10pt"/>
    </style:style>
    <style:style style:name="P87" style:family="paragraph" style:parent-style-name="Table_20_Contents">
      <style:paragraph-properties fo:text-align="center" style:justify-single-word="false"/>
      <style:text-properties style:font-name="Liberation Sans" fo:font-size="10pt" officeooo:rsid="002898ba" officeooo:paragraph-rsid="002898ba" style:font-size-asian="8.75pt" style:font-size-complex="10pt"/>
    </style:style>
    <style:style style:name="P88" style:family="paragraph" style:parent-style-name="Text_20_body">
      <style:paragraph-properties fo:text-align="start" style:justify-single-word="false"/>
      <style:text-properties style:font-name="Liberation Sans" fo:font-size="10pt" style:text-underline-style="none" fo:font-weight="normal" officeooo:rsid="002898ba" officeooo:paragraph-rsid="002898ba" style:font-size-asian="8.75pt" style:font-weight-asian="normal" style:font-size-complex="10pt" style:font-weight-complex="normal"/>
    </style:style>
    <style:style style:name="P89" style:family="paragraph" style:parent-style-name="Table_20_Contents">
      <style:paragraph-properties fo:text-align="center" style:justify-single-word="false"/>
      <style:text-properties style:font-name="Liberation Sans" fo:font-size="10pt" officeooo:rsid="00256f63" officeooo:paragraph-rsid="0026ea92" style:font-size-asian="8.75pt" style:font-size-complex="10pt"/>
    </style:style>
    <style:style style:name="P90" style:family="paragraph" style:parent-style-name="Text_20_body">
      <style:paragraph-properties fo:text-align="start" style:justify-single-word="false"/>
      <style:text-properties style:font-name="Liberation Sans" fo:font-size="10pt" style:text-underline-style="none" fo:font-weight="normal" officeooo:rsid="002b1b08" officeooo:paragraph-rsid="002b1b08" style:font-size-asian="8.75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Liberation Sans" fo:font-size="10pt" officeooo:rsid="002b1b08" officeooo:paragraph-rsid="002b1b08" style:font-size-asian="8.75pt" style:font-size-complex="10pt"/>
    </style:style>
    <style:style style:name="P92" style:family="paragraph" style:parent-style-name="Standard">
      <style:paragraph-properties fo:text-align="start" style:justify-single-word="false"/>
      <style:text-properties style:font-name="Liberation Sans" fo:font-size="10pt" style:text-underline-style="none" fo:font-weight="normal" officeooo:rsid="0026ea92" officeooo:paragraph-rsid="0026ea92"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officeooo:rsid="001054a0"/>
    </style:style>
    <style:style style:name="T3" style:family="text">
      <style:text-properties officeooo:rsid="0023eb49"/>
    </style:style>
    <style:style style:name="T4" style:family="text">
      <style:text-properties style:text-underline-style="solid" style:text-underline-width="auto" style:text-underline-color="font-color"/>
    </style:style>
    <style:style style:name="T5" style:family="text">
      <style:text-properties officeooo:rsid="00115cef"/>
    </style:style>
    <style:style style:name="T6" style:family="text">
      <style:text-properties fo:font-weight="normal" style:font-weight-asian="normal" style:font-weight-complex="normal"/>
    </style:style>
    <style:style style:name="T7" style:family="text">
      <style:text-properties fo:font-weight="normal" officeooo:rsid="001a2af7" style:font-weight-asian="normal" style:font-weight-complex="normal"/>
    </style:style>
    <style:style style:name="T8" style:family="text">
      <style:text-properties officeooo:rsid="001858c2"/>
    </style:style>
    <style:style style:name="T9" style:family="text">
      <style:text-properties officeooo:rsid="002b1b08"/>
    </style:style>
    <style:style style:name="T10" style:family="text">
      <style:text-properties officeooo:rsid="00299e59"/>
    </style:style>
    <style:style style:name="T11" style:family="text">
      <style:text-properties fo:font-weight="normal" officeooo:rsid="001858c2" style:font-weight-asian="normal" style:font-weight-complex="normal"/>
    </style:style>
    <style:style style:name="T12" style:family="text">
      <style:text-properties officeooo:rsid="0021efe6"/>
    </style:style>
    <style:style style:name="T13" style:family="text">
      <style:text-properties fo:font-weight="normal" officeooo:rsid="0021efe6" style:font-weight-asian="normal" style:font-weight-complex="normal"/>
    </style:style>
    <style:style style:name="T14" style:family="text">
      <style:text-properties officeooo:rsid="0017074d"/>
    </style:style>
    <style:style style:name="T15" style:family="text">
      <style:text-properties fo:font-weight="normal" officeooo:rsid="00181ae5" style:font-weight-asian="normal" style:font-weight-complex="normal"/>
    </style:style>
    <style:style style:name="T16" style:family="text">
      <style:text-properties fo:font-size="15pt" style:text-underline-style="solid" style:text-underline-width="auto" style:text-underline-color="font-color" fo:font-weight="normal" officeooo:rsid="00181ae5" style:font-size-asian="15pt" style:font-weight-asian="normal" style:font-size-complex="15pt" style:font-weight-complex="normal"/>
    </style:style>
    <style:style style:name="T17" style:family="text">
      <style:text-properties fo:font-size="15pt" style:text-underline-style="solid" style:text-underline-width="auto" style:text-underline-color="font-color" fo:font-weight="normal" officeooo:rsid="002898ba" style:font-size-asian="15pt" style:font-weight-asian="normal" style:font-size-complex="15pt" style:font-weight-complex="normal"/>
    </style:style>
    <style:style style:name="T18" style:family="text">
      <style:text-properties fo:font-size="10pt" style:text-underline-style="none" fo:font-weight="bold" officeooo:rsid="00181ae5" style:font-size-asian="8.75pt" style:font-weight-asian="bold" style:font-size-complex="10pt" style:font-weight-complex="bold"/>
    </style:style>
    <style:style style:name="T19" style:family="text">
      <style:text-properties officeooo:rsid="002b0657"/>
    </style:style>
    <style:style style:name="T20" style:family="text">
      <style:text-properties officeooo:rsid="001feb64"/>
    </style:style>
    <style:style style:name="T21" style:family="text">
      <style:text-properties officeooo:rsid="001a2af7"/>
    </style:style>
    <style:style style:name="T22" style:family="text">
      <style:text-properties officeooo:rsid="00256f63"/>
    </style:style>
    <style:style style:name="T23" style:family="text">
      <style:text-properties fo:font-weight="bold" officeooo:rsid="001a2af7" style:font-weight-asian="bold" style:font-weight-complex="bold"/>
    </style:style>
    <style:style style:name="T24" style:family="text">
      <style:text-properties officeooo:rsid="001bcd97"/>
    </style:style>
    <style:style style:name="T25" style:family="text">
      <style:text-properties officeooo:rsid="001c8d14"/>
    </style:style>
    <style:style style:name="T26" style:family="text">
      <style:text-properties style:font-name="Liberation Sans"/>
    </style:style>
    <style:style style:name="T27" style:family="text">
      <style:text-properties officeooo:rsid="001d7413"/>
    </style:style>
    <style:style style:name="T28" style:family="text">
      <style:text-properties officeooo:rsid="0029fdbd"/>
    </style:style>
    <style:style style:name="T29" style:family="text">
      <style:text-properties officeooo:rsid="0020f623"/>
    </style:style>
    <style:style style:name="T30" style:family="text">
      <style:text-properties fo:font-weight="bold" officeooo:rsid="0020f623" style:font-weight-asian="bold" style:font-weight-complex="bold"/>
    </style:style>
    <style:style style:name="T31" style:family="text">
      <style:text-properties style:text-underline-style="none"/>
    </style:style>
    <style:style style:name="T32" style:family="text">
      <style:text-properties style:text-underline-style="none" officeooo:rsid="002b0657"/>
    </style:style>
    <style:style style:name="T33" style:family="text">
      <style:text-properties officeooo:rsid="0021bbfb"/>
    </style:style>
    <style:style style:name="T34" style:family="text">
      <style:text-properties fo:font-weight="bold" officeooo:rsid="0021bbfb" style:font-weight-asian="bold" style:font-weight-complex="bold"/>
    </style:style>
    <style:style style:name="T35" style:family="text">
      <style:text-properties officeooo:rsid="0026a680"/>
    </style:style>
    <style:style style:name="T36" style:family="text">
      <style:text-properties style:text-underline-style="none" fo:font-weight="bold" style:font-weight-asian="bold" style:font-weight-complex="bold"/>
    </style:style>
    <style:style style:name="T37" style:family="text">
      <style:text-properties officeooo:rsid="002898b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r de présentation de projet</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Un aprecu d’une solution informatique pour la gestion des</text:p>
      <text:p text:style-name="P4">cours d’une ecole secondaire</text:p>
      <text:h text:style-name="P5" text:outline-level="1"><text:soft-page-break/>Fichier d’identite Synthetique</text:h>
      <text:p text:style-name="P6"><text:span text:style-name="T1">Nom du <text:s/>Projet</text:span> : <text:span text:style-name="T2">vDeskConnect : la mise en place d’une plateforme permettant les etudiants d’une ecole de passer les cours virtuellemen</text:span><text:span text:style-name="T3">t, suivre leur progression, les noter, donner les statistiques de leur performance etc</text:span><text:span text:style-name="T2">.</text:span></text:p>
      <text:p text:style-name="P6"/>
      <text:p text:style-name="P7">Objet du Projet : </text:p>
      <text:p text:style-name="P8">- <text:span text:style-name="T4">secteur d’intervention</text:span> : educatif</text:p>
      <text:p text:style-name="P8">- <text:span text:style-name="T4">type d’action prevu</text:span> :</text:p>
      <text:list text:style-name="L1">
        <text:list-item>
          <text:p text:style-name="P9"><text:span text:style-name="T5">Enseigner</text:span> <text:s/>virtuel<text:span text:style-name="T5">lement</text:span> au seins de l’etablissement scolaire.</text:p>
        </text:list-item>
        <text:list-item>
          <text:p text:style-name="P9"><text:span text:style-name="T5">Organiser</text:span> <text:span text:style-name="T5">l</text:span>es cours.</text:p>
        </text:list-item>
        <text:list-item>
          <text:p text:style-name="P9"><text:span text:style-name="T5">Connecter et Communiquer</text:span> entre les enseignants et les etudiants.</text:p>
        </text:list-item>
        <text:list-item>
          <text:p text:style-name="P10">Faciliter la communication entre les enseignants et les etudiants.</text:p>
        </text:list-item>
        <text:list-item>
          <text:p text:style-name="P10">Transformer les methodes d’enseignement traditionelles en formats adaptes au virtuel.</text:p>
        </text:list-item>
        <text:list-item>
          <text:p text:style-name="P10">Permettre aux eleves de suivre les cours et d’acceder aux ressources pedagogiques en ligne.</text:p>
        </text:list-item>
        <text:list-item>
          <text:p text:style-name="P9"><text:span text:style-name="T5">Creer, Developer et Mettre en place une plateforme</text:span> web et probablement mobile et desktop.</text:p>
        </text:list-item>
      </text:list>
      <text:p text:style-name="P8"/>
      <text:p text:style-name="P11">Zone d’intervention :<text:span text:style-name="T6"> <text:s/>Igando/Ikotun Lagos Nigeria, Cotonou Littoral</text:span></text:p>
      <text:p text:style-name="P11">Beneficiares : <text:span text:style-name="T6">Principalement </text:span><text:span text:style-name="T7">l’ecole scolaire</text:span><text:span text:style-name="T6"> dans </text:span><text:s/>la premiere zone d’intervention - <text:span text:style-name="T6">Distinction Gate College </text:span><text:span text:style-name="T7">Schools</text:span><text:span text:style-name="T6">.</text:span></text:p>
      <text:p text:style-name="P11">Cout Total : <text:span text:style-name="T8">$</text:span><text:span text:style-name="T9">6</text:span><text:span text:style-name="T10">6</text:span><text:span text:style-name="T8">,06</text:span><text:span text:style-name="T11"> et </text:span><text:span text:style-name="T8">10,000 ngn</text:span></text:p>
      <text:p text:style-name="P12"><text:span text:style-name="T12">Groupe porteur</text:span> du Projet : <text:span text:style-name="T13">vDeskConnect</text:span><text:span text:style-name="T6"> </text:span></text:p>
      <text:p text:style-name="P13">Financemet Recherche <text:span text:style-name="T6">: Distinction Gate Schools </text:span></text:p>
      <text:p text:style-name="P14">Contact : <text:span text:style-name="T6">Sisso Lionel T., +229 56 55 09 80 +234 9121840708</text:span></text:p>
      <text:p text:style-name="P15"/>
      <text:p text:style-name="P16">Justification du Projet</text:p>
      <text:p text:style-name="P14">Contexte :</text:p>
      <text:p text:style-name="P17">Dans nos jours, Le sujet de l’enseignement a distance n’est plus un reve mais une realite. Mais pourquoi l’enseigement a distance est-il necessaire pour chaque entreprise scolaire ? precisement les entreprise scolaire secondaire et superieure ?</text:p>
      <text:p text:style-name="P17">La pandemie de Covid-19 de 2019 a 2020 est une des nombreux raisons pour <text:span text:style-name="T10">la</text:span> justification de sa necessite. Dans cette epoque, les ecoles etaient fermees, les etudiants ne pouvaients plus passer les cours en presentiel et c’est pour cette raison, certaines entreprise scolaires qui n’avaient pas cet outil devaient forcement mettre en pause <text:span text:style-name="T14">s</text:span>es activites scolaires, <text:span text:style-name="T14">ceux qui rend plus lent la progression academique des etudiants et l’evolution de ces entreprise scolaires.</text:span></text:p>
      <text:p text:style-name="P17"/>
      <text:p text:style-name="P18">Problemes a resoudre :</text:p>
      <text:list text:style-name="L2">
        <text:list-item>
          <text:p text:style-name="P19">L’arret des activites scolaires a cause des facteurs externes.</text:p>
        </text:list-item>
        <text:list-item>
          <text:p text:style-name="P19"><text:soft-page-break/>Une ecole saturee avec ses etudiants ( pas d’assez d’infrastructure pour cette population ).</text:p>
        </text:list-item>
        <text:list-item>
          <text:p text:style-name="P20">Un cout d’entretien cher de l’infrastructure a cause des nombreux etudiants en presentiel.</text:p>
        </text:list-item>
        <text:list-item>
          <text:p text:style-name="P21">difficulte des etudiants d’etre present pour passer les cours.</text:p>
        </text:list-item>
        <text:list-item>
          <text:p text:style-name="P21">difficulte des enseignants d’etre present pour derouler les cours</text:p>
        </text:list-item>
      </text:list>
      <text:p text:style-name="P22"><text:tab/></text:p>
      <text:p text:style-name="P23">cadre d’intervention et Beneficiares: <text:s/><text:span text:style-name="T15">Ce projet est isole est est principalement pour </text:span><text:span text:style-name="T6">l’entreprise scolaire : Distinction Gate Schools<text:tab/></text:span></text:p>
      <text:p text:style-name="P24"><text:span text:style-name="T16">Cadre </text:span><text:span text:style-name="T17">Logique</text:span><text:span text:style-name="T18"> </text:span></text:p>
      <text:p text:style-name="P25">Resultats attendus : </text:p>
      <text:list text:style-name="L3">
        <text:list-item>
          <text:p text:style-name="P26">En cas du difficulte d’une entreprise scolaire de operer en presentiel, les activites scolaires se deroulent toujours.</text:p>
        </text:list-item>
        <text:list-item>
          <text:p text:style-name="P26">Reduire la complexite qui se pose a cause des nombreux etudiants frequentant une ecole scolaire.</text:p>
        </text:list-item>
        <text:list-item>
          <text:p text:style-name="P26">Mieux surveiller la bonne progression des etudiants</text:p>
        </text:list-item>
        <text:list-item>
          <text:p text:style-name="P27">Les etudiant<text:span text:style-name="T19">s</text:span> qui resent loin <text:span text:style-name="T20">de leur ecole seront capable de suivent les cours sans etre present.</text:span></text:p>
        </text:list-item>
      </text:list>
      <text:p text:style-name="P28"/>
      <text:p text:style-name="P29">Activites :</text:p>
      <text:list text:style-name="L4">
        <text:list-item>
          <text:p text:style-name="P30">Recenser aux paternaires prets a contribuer.</text:p>
        </text:list-item>
        <text:list-item>
          <text:p text:style-name="P30">Interroger le beneficiare principal pour <text:span text:style-name="T21">la bonne construction de la </text:span><text:span text:style-name="T22">regle de </text:span><text:span text:style-name="T21">gestion possible d’etre tire. </text:span><text:s text:c="2"/></text:p>
        </text:list-item>
        <text:list-item>
          <text:p text:style-name="P31">Demander le cas d’utilisation requis pour la regle de gestion</text:p>
        </text:list-item>
        <text:list-item>
          <text:p text:style-name="P30">Modeliser les cours <text:span text:style-name="T21">en fonction de cette regle de gestion </text:span>c’est-a-dire identifier et chercher les relations entre tous les acteurs qui interviennent dans cette action <text:s/><text:span text:style-name="T21">en utilisant l’outil </text:span><text:span text:style-name="T23">Merise </text:span><text:span text:style-name="T21">et </text:span><text:span text:style-name="T23">Uml</text:span><text:span text:style-name="T21">.</text:span></text:p>
        </text:list-item>
        <text:list-item>
          <text:p text:style-name="P32">Creer la base de donnes de ce modele.</text:p>
        </text:list-item>
        <text:list-item>
          <text:p text:style-name="P32">Tester la bonne construction de la base de donnees avec les requettes requises.</text:p>
        </text:list-item>
        <text:list-item>
          <text:p text:style-name="P32">Creer le front-end/vue de cette solution/logiciel avec <text:s/>ReactJS et Scss/Sass.</text:p>
        </text:list-item>
        <text:list-item>
          <text:p text:style-name="P32">Creer le backend/cote-serveur de ce logiciel avec nodeJS.</text:p>
        </text:list-item>
        <text:list-item>
          <text:p text:style-name="P32">Tester le bon fonctionnement du front-end.</text:p>
        </text:list-item>
        <text:list-item>
          <text:p text:style-name="P32">Tester le bon fonctionnement du backend.</text:p>
        </text:list-item>
        <text:list-item>
          <text:p text:style-name="P32">Tester la bonne integration et fonctionnement du front-end avec le backend.</text:p>
        </text:list-item>
        <text:list-item>
          <text:p text:style-name="P32">Le Design Responsive ( Desktop et mobile ).</text:p>
        </text:list-item>
        <text:list-item>
          <text:p text:style-name="P32">Tester <text:span text:style-name="T24">la securite et </text:span>les vunerabilites du logiciel etant un projet local.</text:p>
        </text:list-item>
        <text:list-item>
          <text:p text:style-name="P33">Ajouter le design responsive.</text:p>
        </text:list-item>
        <text:list-item>
          <text:p text:style-name="P33">Tester l’exeperience utilisateur du projet local(UI/UX).</text:p>
        </text:list-item>
        <text:list-item>
          <text:p text:style-name="P33">Mettre en place le projet dans un serveur a distance .</text:p>
        </text:list-item>
        <text:list-item>
          <text:p text:style-name="P33">Configurer bien le projet dans son serveur a distance.</text:p>
        </text:list-item>
        <text:list-item>
          <text:p text:style-name="P33"><text:soft-page-break/>Creer la base de donnees a distance.</text:p>
        </text:list-item>
        <text:list-item>
          <text:p text:style-name="P33">Integrer le serveur avec la base de donnes a distance.</text:p>
        </text:list-item>
        <text:list-item>
          <text:p text:style-name="P33">Tester la securite et les vunerabilites du logiciel etant un projet deploye a distance.</text:p>
        </text:list-item>
        <text:list-item>
          <text:p text:style-name="P33">Tester l’exeperience utilisateur du projet <text:span text:style-name="T25">a distance</text:span>(UI/UX).</text:p>
        </text:list-item>
        <text:list-item>
          <text:p text:style-name="P33">Integrer le service de paiement pour les entreprise scolaires qui feront les abonnement de l’usage du logiciel</text:p>
        </text:list-item>
        <text:list-item>
          <text:p text:style-name="P34"><text:span text:style-name="T26">Acceder le logiciel a distance avec l’aide d’un nom de domaine specifique : </text:span><text:a xlink:type="simple" xlink:href="http://www.vdeskconnect.com/" text:style-name="Internet_20_link" text:visited-style-name="Visited_20_Internet_20_Link"><text:span text:style-name="T26">www.vdeskconnect.com</text:span></text:a><text:span text:style-name="T26">.</text:span></text:p>
        </text:list-item>
        <text:list-item>
          <text:p text:style-name="P35">Publier le logiciel travers les reseaux sociaux et le marche de business</text:p>
        </text:list-item>
      </text:list>
      <text:p text:style-name="P25"/>
      <text:p text:style-name="P36">Moyens pour la reussite de ces activites :</text:p>
      <text:list text:style-name="L5">
        <text:list-item>
          <text:p text:style-name="P37">2 exeperts/professionels en front-end<text:span text:style-name="T27">(ReactJS) </text:span>, backend<text:span text:style-name="T27">(NodeJS) </text:span><text:s/>et architecture du <text:span text:style-name="T12">logiciel</text:span>.</text:p>
        </text:list-item>
        <text:list-item>
          <text:p text:style-name="P37">1 expert/consultant en securite.</text:p>
        </text:list-item>
        <text:list-item>
          <text:p text:style-name="P38">1 expert/consultant en reseux et les systemes.</text:p>
        </text:list-item>
        <text:list-item>
          <text:p text:style-name="P39">1 <text:span text:style-name="T28">expert/</text:span>consultant de l’administration de base de donnes.</text:p>
        </text:list-item>
        <text:list-item>
          <text:p text:style-name="P39">1 <text:span text:style-name="T28">expert/</text:span>consultant en design Ui/Ux.</text:p>
        </text:list-item>
        <text:list-item>
          <text:p text:style-name="P39">1 digital marketer</text:p>
        </text:list-item>
        <text:list-item>
          <text:p text:style-name="P37">la collaboration des beneficiares.</text:p>
        </text:list-item>
        <text:list-item>
          <text:p text:style-name="P37">la collaboration des paternaires.</text:p>
        </text:list-item>
        <text:list-item>
          <text:p text:style-name="P37"><text:span text:style-name="T27">u</text:span>n abonnement de forfait suffiant pour toute la vie de realisation du projet.</text:p>
        </text:list-item>
        <text:list-item>
          <text:p text:style-name="P40">Un ordinateur de travail avec un systeme d’exploitation qui supporte ces logiciels listes ci-dessous</text:p>
        </text:list-item>
        <text:list-item>
          <text:p text:style-name="P39">les logciels suivants : </text:p>
        </text:list-item>
      </text:list>
      <text:list text:style-name="L6">
        <text:list-item>
          <text:list>
            <text:list-item>
              <text:p text:style-name="P41"><text:s/>vscode </text:p>
            </text:list-item>
            <text:list-item>
              <text:p text:style-name="P41"><text:s/>xampp</text:p>
            </text:list-item>
            <text:list-item>
              <text:p text:style-name="P41"><text:s/>msproject/ProjectLibre</text:p>
            </text:list-item>
            <text:list-item>
              <text:p text:style-name="P41">logiciel/application pour la bonne gestion des taches</text:p>
            </text:list-item>
            <text:list-item>
              <text:p text:style-name="P41">calendrier</text:p>
            </text:list-item>
            <text:list-item>
              <text:p text:style-name="P41">git</text:p>
            </text:list-item>
            <text:list-item>
              <text:p text:style-name="P41">github</text:p>
            </text:list-item>
            <text:list-item>
              <text:p text:style-name="P42">npm, node, reactJS, ExpressJS</text:p>
            </text:list-item>
          </text:list>
        </text:list-item>
      </text:list>
      <text:p text:style-name="P43"/>
      <text:p text:style-name="P44"/>
      <text:p text:style-name="P45">Indicateurs de l’attiente des objectif :</text:p>
      <text:p text:style-name="P46">Voici quelques indicateurs qui montreront les objectifs sont attients :</text:p>
      <text:list text:style-name="L7">
        <text:list-item>
          <text:p text:style-name="P47"><text:soft-page-break/>Les ecoles scolaire gerent plus facilement les activites des ces etudiants malgre une population gigantesque.</text:p>
        </text:list-item>
        <text:list-item>
          <text:p text:style-name="P47">Les etudiants qui avaient souhaite suivre les cours de ces ecoles qui se trouvent loin de leur domicile suivent <text:s/>le<text:span text:style-name="T19">s</text:span> cours grace a ce logiciel.</text:p>
        </text:list-item>
        <text:list-item>
          <text:p text:style-name="P47">En cas d’une pandemie de quelque nature que ce soit, <text:s/>les activites scolaire se deroulent toujours. </text:p>
        </text:list-item>
        <text:list-item>
          <text:p text:style-name="P48">Au moins 5 ecoles scolaires utilisent logiciel</text:p>
        </text:list-item>
        <text:list-item>
          <text:p text:style-name="P48">Le serveur ne plante pas lorsque des activites loudres ont lieu</text:p>
        </text:list-item>
        <text:list-item>
          <text:p text:style-name="P48">Pas de vol de ressources financieres precisement lors du abonnement que les entreprises scolaires feront mensuellement/annuellement</text:p>
        </text:list-item>
        <text:list-item>
          <text:p text:style-name="P48">Pas de vol des ressources scolaires</text:p>
        </text:list-item>
        <text:list-item>
          <text:p text:style-name="P48">Pas de vol des comptes</text:p>
        </text:list-item>
      </text:list>
      <text:p text:style-name="P49"/>
      <text:p text:style-name="P50">Contraintes et Risques :</text:p>
      <text:list text:style-name="L8">
        <text:list-item>
          <text:p text:style-name="P51"><text:span text:style-name="T4">La bonne securite</text:span> : le logiciel doit etre surveille <text:span text:style-name="T29">tout le temps pour assurer que les pirates ne cherchent pas les vunerabilites, exploiter, voler et reussir a nuire et fuir. Ceci pose une risque de l’exploit, vol, vunerabilite</text:span><text:span text:style-name="T30"> si</text:span><text:span text:style-name="T29"> on n’embauche pas un personnel qui s’occupera d’assurer la bonne securite du logiciel. Le cout de cet embauche est inclus.</text:span><text:span text:style-name="T30"> </text:span></text:p>
        </text:list-item>
        <text:list-item>
          <text:p text:style-name="P52"><text:span text:style-name="T4">Le bon fonctionnement du reseau et serveur</text:span> : On doit regulierement assurer que toutes les configurations faites resent correctes et <text:span text:style-name="T1">a jour!</text:span>. <text:s/>Est-ce que le serveur est plante et les utilisateur ont du mal a naviger ou bien meme acceder le logiciel?. C’est pour cette raison, c’est cruciel qu’un professionnel <text:s/>en reseau et les systemes s’occupe du bon fonctionnement du reseau et serveur</text:p>
        </text:list-item>
        <text:list-item>
          <text:p text:style-name="P53">La bonne gestion de la BDD<text:span text:style-name="T31"> : <text:s/>ici, c’est evident que la base de donne doit etre regulierement surveille et un adminstrateur de BDD <text:s/>etait prealablement aussi bien souligner comme un composant indispensable de ce projet. Mais on est encore rencontre par les frais de cette taches car un adminstrateur de </text:span><text:span text:style-name="T32">la</text:span><text:span text:style-name="T31"> bdd doit gagner qqc.</text:span></text:p>
        </text:list-item>
        <text:list-item>
          <text:p text:style-name="P54">Est-ce que les ecoles scolaires vont vraiment utiliser ce logiciel, payer pour l’utiliser, si oui, combien dans une echelle donnee?? Il y a une tendance que le nombre soit petit</text:p>
        </text:list-item>
        <text:list-item>
          <text:p text:style-name="P55">Comment se debrouiller avec le prix d’abonnement du serveur offert par leur service, meme chose pour le nom de domaine et la BDD?? <text:s/><text:span text:style-name="T33">E</text:span>n suite, le <text:span text:style-name="T33">salaire</text:span> <text:span text:style-name="T33">que nous donnons aux personnes qui aideront avec</text:span><text:span text:style-name="T34"> la securite</text:span><text:span text:style-name="T33">,</text:span><text:span text:style-name="T34"> le reseau et systeme</text:span><text:span text:style-name="T33">,</text:span><text:span text:style-name="T34"> la BDD</text:span><text:span text:style-name="T33"> ?? En suite les frais en forme d’interet que nous allons payer au service qui nous offrira la possiblite de faire les transactions avec les ecoles sc</text:span><text:span text:style-name="T19">o</text:span><text:span text:style-name="T33">laires ?? Est-ce que ca veut dire que l’abonnement de ce logiciel que nous donnerons coutera ​</text:span><text:span text:style-name="T34">cher </text:span><text:span text:style-name="T33">pour pourvoir supporter les depenses??</text:span></text:p>
        </text:list-item>
        <text:list-item>
          <text:p text:style-name="P56">En cas de vol financier, quel est l’assurance que nous ne sero<text:span text:style-name="T12">n</text:span>s pas destabilise ?, comment nous allons nous recuperer et continuer <text:span text:style-name="T12">de marcher correctement ?</text:span></text:p>
        </text:list-item>
        <text:list-item>
          <text:p text:style-name="P57">Comment nous allons continuer d’etre relevant car les autres personnes vont essayer de trouver leur version de notre logiciel et concourir avec nous ?? <text:span text:style-name="T1">et nombreux des contraintes et risques.</text:span></text:p>
        </text:list-item>
      </text:list>
      <text:p text:style-name="P58"/>
      <text:p text:style-name="P59">Acteurs du Projet</text:p>
      <text:p text:style-name="P60">Le Groupe porteur :</text:p>
      <text:p text:style-name="P61"><text:soft-page-break/>L’<text:span text:style-name="T3">association</text:span> qui porte ce projet est <text:span text:style-name="T1">vDeskConnect</text:span>. C’etait cree depuis le 13/04/2025 et c’est une <text:span text:style-name="T3">association qui trouvent les solutions informatiques dans le secteur educatif. Pour le moment, il n’y a auccune realisation mais cette association est actuellement en train de realiser son outil fondamental – vDeskConnect, une plateforme pour passer les cours a distance.</text:span></text:p>
      <text:p text:style-name="P62">Pour le moment, le seul membre et fondateur de l’association est Lionel Sisso Timileyin.</text:p>
      <text:p text:style-name="P62"/>
      <text:p text:style-name="P63">Les Paternaires <text:span text:style-name="T6">:</text:span></text:p>
      <text:p text:style-name="P62">Notre parternaire, Distinction gate schools est une ecole scolaire secondaire situe a lagos, Nigeria, qui supportera ce projet en terme de financement. L’entreprise va couvrir tous les couts pour le deroulement du projet et elle <text:span text:style-name="T22">va beneficier d’une sort que si le projet est realise, donc ella va utiliser le logiciel gratuitement jusqu’a ce que les fonds qu’elle a donne </text:span><text:span text:style-name="T19">soient</text:span><text:span text:style-name="T22"> couvert</text:span><text:span text:style-name="T19">s</text:span><text:span text:style-name="T22"> </text:span></text:p>
      <text:p text:style-name="P64"/>
      <text:p text:style-name="P65">Le Projet en temps reel</text:p>
      <text:p text:style-name="P66">Calendrier des activites :</text:p>
      <table:table table:name="Table1" table:style-name="Table1">
        <table:table-column table:style-name="Table1.A"/>
        <table:table-column table:style-name="Table1.B"/>
        <table:table-row>
          <table:table-cell table:style-name="Table1.A1" office:value-type="string">
            <text:p text:style-name="P67">Activite</text:p>
          </table:table-cell>
          <table:table-cell table:style-name="Table1.B1" office:value-type="string">
            <text:p text:style-name="P67">Periode de la realisation(en jours)</text:p>
          </table:table-cell>
        </table:table-row>
        <table:table-row>
          <table:table-cell table:style-name="Table1.A2" office:value-type="string">
            <text:p text:style-name="P67">Recenser aux paternaires prets a contribuer</text:p>
          </table:table-cell>
          <table:table-cell table:style-name="Table1.B2" office:value-type="string">
            <text:p text:style-name="P68">1</text:p>
          </table:table-cell>
        </table:table-row>
        <table:table-row>
          <table:table-cell table:style-name="Table1.A2" office:value-type="string">
            <text:p text:style-name="P69">Interroger le beneficiare principal pour <text:span text:style-name="T21">la bonne construction de la </text:span><text:span text:style-name="T22">regle de </text:span><text:span text:style-name="T21">gestion possible d’etre tire</text:span></text:p>
          </table:table-cell>
          <table:table-cell table:style-name="Table1.B2" office:value-type="string">
            <text:p text:style-name="P70">5</text:p>
          </table:table-cell>
        </table:table-row>
        <table:table-row>
          <table:table-cell table:style-name="Table1.A2" office:value-type="string">
            <text:p text:style-name="P71">Demander le cas d’utilisation requis pour la regle de gestion</text:p>
          </table:table-cell>
          <table:table-cell table:style-name="Table1.B2" office:value-type="string">
            <text:p text:style-name="P70">5</text:p>
          </table:table-cell>
        </table:table-row>
        <table:table-row>
          <table:table-cell table:style-name="Table1.A2" office:value-type="string">
            <text:p text:style-name="P69">Modeliser les cours <text:span text:style-name="T21">en fonction de cette regle de gestion </text:span>c’est-a-dire identifier et chercher les relations entre tous les acteurs qui interviennent dans cette action <text:s/><text:span text:style-name="T21">en utilisant l’outil </text:span><text:span text:style-name="T23">Merise </text:span><text:span text:style-name="T21">et </text:span><text:span text:style-name="T23">Uml</text:span><text:span text:style-name="T21">.</text:span></text:p>
          </table:table-cell>
          <table:table-cell table:style-name="Table1.B2" office:value-type="string">
            <text:p text:style-name="P68">14</text:p>
          </table:table-cell>
        </table:table-row>
        <table:table-row>
          <table:table-cell table:style-name="Table1.A2" office:value-type="string">
            <text:p text:style-name="P72">Creer la base de donnes de ce modele.</text:p>
          </table:table-cell>
          <table:table-cell table:style-name="Table1.B2" office:value-type="string">
            <text:p text:style-name="P68">1</text:p>
          </table:table-cell>
        </table:table-row>
        <table:table-row>
          <table:table-cell table:style-name="Table1.A2" office:value-type="string">
            <text:p text:style-name="P72">Tester la bonne construction de la base de donnees avec les requettes requises.</text:p>
          </table:table-cell>
          <table:table-cell table:style-name="Table1.B2" office:value-type="string">
            <text:p text:style-name="P68">1</text:p>
          </table:table-cell>
        </table:table-row>
        <table:table-row>
          <table:table-cell table:style-name="Table1.A2" office:value-type="string">
            <text:p text:style-name="P72">Creer le front-end/vue de cette solution/logiciel avec <text:s/>ReactJS et Scss/Sass.</text:p>
          </table:table-cell>
          <table:table-cell table:style-name="Table1.B2" office:value-type="string">
            <text:p text:style-name="P68">7</text:p>
          </table:table-cell>
        </table:table-row>
        <table:table-row>
          <table:table-cell table:style-name="Table1.A2" office:value-type="string">
            <text:p text:style-name="P72">Creer le backend/cote-serveur de ce logiciel avec nodeJS.</text:p>
          </table:table-cell>
          <table:table-cell table:style-name="Table1.B2" office:value-type="string">
            <text:p text:style-name="P68">7</text:p>
          </table:table-cell>
        </table:table-row>
        <table:table-row>
          <table:table-cell table:style-name="Table1.A2" office:value-type="string">
            <text:p text:style-name="P73">Tester le bon fonctionnement du front-end.</text:p>
          </table:table-cell>
          <table:table-cell table:style-name="Table1.B2" office:value-type="string">
            <text:p text:style-name="P68">2</text:p>
          </table:table-cell>
        </table:table-row>
        <table:table-row>
          <table:table-cell table:style-name="Table1.A2" office:value-type="string">
            <text:p text:style-name="P72">Tester le bon fonctionnement du backend.</text:p>
          </table:table-cell>
          <table:table-cell table:style-name="Table1.B2" office:value-type="string">
            <text:p text:style-name="P68">2</text:p>
          </table:table-cell>
        </table:table-row>
        <table:table-row>
          <table:table-cell table:style-name="Table1.A2" office:value-type="string">
            <text:p text:style-name="P74">Tester la bonne integration et fonctionnement du front-end avec le backend.</text:p>
          </table:table-cell>
          <table:table-cell table:style-name="Table1.B2" office:value-type="string">
            <text:p text:style-name="P75">4</text:p>
          </table:table-cell>
        </table:table-row>
        <table:table-row>
          <table:table-cell table:style-name="Table1.A2" office:value-type="string">
            <text:p text:style-name="P74">Le Design Responsive ( Desktop et mobile ).</text:p>
          </table:table-cell>
          <table:table-cell table:style-name="Table1.B2" office:value-type="string">
            <text:p text:style-name="P75">2</text:p>
          </table:table-cell>
        </table:table-row>
        <table:table-row>
          <table:table-cell table:style-name="Table1.A2" office:value-type="string">
            <text:p text:style-name="P74">Tester <text:span text:style-name="T24">la securite et </text:span>les vunerabilites du logiciel etant un projet local.</text:p>
          </table:table-cell>
          <table:table-cell table:style-name="Table1.B2" office:value-type="string">
            <text:p text:style-name="P75">3</text:p>
          </table:table-cell>
        </table:table-row>
        <table:table-row>
          <table:table-cell table:style-name="Table1.A2" office:value-type="string">
            <text:p text:style-name="P76">Ajouter le design responsiv<text:span text:style-name="T35">e</text:span></text:p>
          </table:table-cell>
          <table:table-cell table:style-name="Table1.B2" office:value-type="string">
            <text:p text:style-name="P75">2</text:p>
          </table:table-cell>
        </table:table-row>
        <text:soft-page-break/>
        <table:table-row>
          <table:table-cell table:style-name="Table1.A2" office:value-type="string">
            <text:p text:style-name="P76">Tester l’exeperience utilisateur du projet local(UI/UX).</text:p>
          </table:table-cell>
          <table:table-cell table:style-name="Table1.B2" office:value-type="string">
            <text:p text:style-name="P75">2</text:p>
          </table:table-cell>
        </table:table-row>
        <table:table-row>
          <table:table-cell table:style-name="Table1.A2" office:value-type="string">
            <text:p text:style-name="P76">Mettre en place le projet dans un serveur a distance .</text:p>
          </table:table-cell>
          <table:table-cell table:style-name="Table1.B2" office:value-type="string">
            <text:p text:style-name="P75">1</text:p>
          </table:table-cell>
        </table:table-row>
        <table:table-row>
          <table:table-cell table:style-name="Table1.A2" office:value-type="string">
            <text:p text:style-name="P76">Configurer bien le projet dans son serveur a distance.</text:p>
          </table:table-cell>
          <table:table-cell table:style-name="Table1.B2" office:value-type="string">
            <text:p text:style-name="P75">1</text:p>
          </table:table-cell>
        </table:table-row>
        <table:table-row>
          <table:table-cell table:style-name="Table1.A2" office:value-type="string">
            <text:p text:style-name="P76">Creer la base de donnees a distance.</text:p>
          </table:table-cell>
          <table:table-cell table:style-name="Table1.B2" office:value-type="string">
            <text:p text:style-name="P75">1</text:p>
          </table:table-cell>
        </table:table-row>
        <table:table-row>
          <table:table-cell table:style-name="Table1.A2" office:value-type="string">
            <text:p text:style-name="P76">Integrer le serveur avec la base de donnes a distance.</text:p>
          </table:table-cell>
          <table:table-cell table:style-name="Table1.B2" office:value-type="string">
            <text:p text:style-name="P75">1</text:p>
          </table:table-cell>
        </table:table-row>
        <table:table-row>
          <table:table-cell table:style-name="Table1.A2" office:value-type="string">
            <text:p text:style-name="P76">Tester la securite et les vunerabilites du logiciel etant un projet deploye a distance.</text:p>
          </table:table-cell>
          <table:table-cell table:style-name="Table1.B2" office:value-type="string">
            <text:p text:style-name="P75">3</text:p>
          </table:table-cell>
        </table:table-row>
        <table:table-row>
          <table:table-cell table:style-name="Table1.A2" office:value-type="string">
            <text:p text:style-name="P76">Tester l’exeperience utilisateur du projet <text:span text:style-name="T25">a distance</text:span>(UI/UX).</text:p>
          </table:table-cell>
          <table:table-cell table:style-name="Table1.B2" office:value-type="string">
            <text:p text:style-name="P75">2</text:p>
          </table:table-cell>
        </table:table-row>
        <table:table-row>
          <table:table-cell table:style-name="Table1.A2" office:value-type="string">
            <text:p text:style-name="P76">Integrer le service de paiement pour les entreprise scolaires qui feront les abonnement de l’usage du logiciel</text:p>
          </table:table-cell>
          <table:table-cell table:style-name="Table1.B2" office:value-type="string">
            <text:p text:style-name="P75">3</text:p>
          </table:table-cell>
        </table:table-row>
        <table:table-row>
          <table:table-cell table:style-name="Table1.A2" office:value-type="string">
            <text:p text:style-name="P77"><text:span text:style-name="T26">Acceder le logiciel a distance avec l’aide d’un nom de domaine specifique : </text:span><text:a xlink:type="simple" xlink:href="http://www.vdeskconnect.com/" text:style-name="Internet_20_link" text:visited-style-name="Visited_20_Internet_20_Link"><text:span text:style-name="T26">www.vdeskconnect.com</text:span></text:a><text:span text:style-name="T26">.</text:span></text:p>
          </table:table-cell>
          <table:table-cell table:style-name="Table1.B2" office:value-type="string">
            <text:p text:style-name="P75">1</text:p>
          </table:table-cell>
        </table:table-row>
        <table:table-row>
          <table:table-cell table:style-name="Table1.A2" office:value-type="string">
            <text:p text:style-name="P78">Publier le logiciel travers les reseaux sociaux et le marche de business</text:p>
          </table:table-cell>
          <table:table-cell table:style-name="Table1.B2" office:value-type="string">
            <text:p text:style-name="P75">7</text:p>
          </table:table-cell>
        </table:table-row>
        <table:table-row>
          <table:table-cell table:style-name="Table1.A2" office:value-type="string">
            <text:p text:style-name="P79">Maximum total de jours</text:p>
          </table:table-cell>
          <table:table-cell table:style-name="Table1.B2" office:value-type="string">
            <text:p text:style-name="P70">76</text:p>
          </table:table-cell>
        </table:table-row>
      </table:table>
      <text:p text:style-name="P80"/>
      <text:p text:style-name="P80"/>
      <text:p text:style-name="P81">Montage Financier du Projet </text:p>
      <text:p text:style-name="P82"><text:s/><text:span text:style-name="T1">budget du projet</text:span> : $ <text:span text:style-name="T9">6</text:span>6 et 10000 ngn</text:p>
      <text:p text:style-name="P82"/>
      <text:p text:style-name="P83"><text:span text:style-name="T36">repartition des depenses</text:span><text:span text:style-name="T31"> :</text:span></text:p>
      <table:table table:name="Table2" table:style-name="Table2">
        <table:table-column table:style-name="Table2.A"/>
        <table:table-column table:style-name="Table2.B"/>
        <table:table-row>
          <table:table-cell table:style-name="Table2.A1" office:value-type="string">
            <text:p text:style-name="P84">Activite</text:p>
          </table:table-cell>
          <table:table-cell table:style-name="Table2.B1" office:value-type="string">
            <text:p text:style-name="P85">Montant demande</text:p>
          </table:table-cell>
        </table:table-row>
        <table:table-row>
          <table:table-cell table:style-name="Table2.A2" office:value-type="string">
            <text:p text:style-name="P85">Faire abonnement de forfait illimite de pour le bon deroulement du projet</text:p>
          </table:table-cell>
          <table:table-cell table:style-name="Table2.B2" office:value-type="string">
            <text:p text:style-name="P86">10 000ngn</text:p>
          </table:table-cell>
        </table:table-row>
        <table:table-row>
          <table:table-cell table:style-name="Table2.A2" office:value-type="string">
            <text:p text:style-name="P82">Payer <text:span text:style-name="T37">les personnels de ce projet</text:span></text:p>
          </table:table-cell>
          <table:table-cell table:style-name="Table2.B2" office:value-type="string">
            <text:p text:style-name="P87">$10</text:p>
          </table:table-cell>
        </table:table-row>
        <table:table-row>
          <table:table-cell table:style-name="Table2.A2" office:value-type="string">
            <text:p text:style-name="P88">Faire abonnement pour le nom de domaine</text:p>
          </table:table-cell>
          <table:table-cell table:style-name="Table2.B2" office:value-type="string">
            <text:p text:style-name="P87">$11.06/an</text:p>
          </table:table-cell>
        </table:table-row>
        <table:table-row>
          <table:table-cell table:style-name="Table2.A2" office:value-type="string">
            <text:p text:style-name="P88">Faire abonnement pour la BDD</text:p>
          </table:table-cell>
          <table:table-cell table:style-name="Table2.B2" office:value-type="string">
            <text:p text:style-name="P87">$25/mois</text:p>
          </table:table-cell>
        </table:table-row>
        <table:table-row>
          <table:table-cell table:style-name="Table2.A2" office:value-type="string">
            <text:p text:style-name="P88">Faire abonnement pour loyer un serveur</text:p>
          </table:table-cell>
          <table:table-cell table:style-name="Table2.B2" office:value-type="string">
            <text:p text:style-name="P89">-</text:p>
          </table:table-cell>
        </table:table-row>
        <table:table-row>
          <table:table-cell table:style-name="Table2.A2" office:value-type="string">
            <text:p text:style-name="P88">Publicite</text:p>
          </table:table-cell>
          <table:table-cell table:style-name="Table2.B2" office:value-type="string">
            <text:p text:style-name="P87">$10/mois</text:p>
          </table:table-cell>
        </table:table-row>
        <table:table-row>
          <table:table-cell table:style-name="Table2.A2" office:value-type="string">
            <text:p text:style-name="P90">Autres frais ( Les depenses imprevues, Le taux initial paye au service de paiement )</text:p>
          </table:table-cell>
          <table:table-cell table:style-name="Table2.B2" office:value-type="string">
            <text:p text:style-name="P91">$10</text:p>
          </table:table-cell>
        </table:table-row>
        <table:table-row>
          <table:table-cell table:style-name="Table2.A2" office:value-type="string">
            <text:p text:style-name="P88">Total montant demande </text:p>
          </table:table-cell>
          <table:table-cell table:style-name="Table2.B2" office:value-type="string">
            <text:p text:style-name="P87">$<text:span text:style-name="T9">6</text:span>6 et 10 000ngn</text:p>
          </table:table-cell>
        </table:table-row>
      </table:table>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7e_LT_7e_Titel" style:display-name="Standar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mo" style:font-family-complex="Arimo"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5T00:24:33.129231940</meta:creation-date>
    <dc:date>2025-04-14T11:54:06.325766131</dc:date>
    <meta:editing-duration>PT1H6M18S</meta:editing-duration>
    <meta:editing-cycles>8</meta:editing-cycles>
    <meta:generator>LibreOffice/25.2.2.2$Linux_X86_64 LibreOffice_project/520$Build-2</meta:generator>
    <meta:document-statistic meta:table-count="2" meta:image-count="0" meta:object-count="0" meta:page-count="7" meta:paragraph-count="183" meta:word-count="1876" meta:character-count="11528" meta:non-whitespace-character-count="9868"/>
  </office:meta>
</office:document-meta>
</file>